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b37c"/>
    </style:style>
    <style:style style:name="P2" style:family="paragraph" style:parent-style-name="Header">
      <style:text-properties fo:font-weight="bold" style:font-weight-asian="bold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12a800"/>
    </style:style>
    <style:style style:name="P5" style:family="paragraph" style:parent-style-name="List_20_Paragraph" style:list-style-name="L2">
      <style:text-properties officeooo:paragraph-rsid="000d9aac"/>
    </style:style>
    <style:style style:name="P6" style:family="paragraph" style:parent-style-name="List_20_Paragraph" style:list-style-name="L2">
      <style:text-properties officeooo:paragraph-rsid="000cfb7a"/>
    </style:style>
    <style:style style:name="P7" style:family="paragraph" style:parent-style-name="List_20_Paragraph" style:list-style-name="L2">
      <style:text-properties officeooo:paragraph-rsid="000e8d0f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style:text-underline-style="none" officeooo:paragraph-rsid="000ab37c"/>
    </style:style>
    <style:style style:name="P10" style:family="paragraph" style:parent-style-name="Standard">
      <style:text-properties officeooo:paragraph-rsid="000ab37c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style:page-number="auto" fo:background-color="transparent" style:writing-mode="lr-tb"/>
      <style:text-properties style:text-underline-style="solid" style:text-underline-width="auto" style:text-underline-color="font-color" fo:font-weight="bold" officeooo:paragraph-rsid="0012a800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</style:style>
    <style:style style:name="P13" style:family="paragraph" style:parent-style-name="Standard">
      <loext:graphic-properties draw:fill="none"/>
      <style:paragraph-properties fo:margin-left="0in" fo:margin-right="0in" fo:margin-top="0in" fo:margin-bottom="0.111in" loext:contextual-spacing="false" fo:line-height="108%" fo:text-align="start" style:justify-single-word="false" fo:orphans="2" fo:widows="2" fo:text-indent="0in" style:auto-text-indent="false" fo:background-color="transparent" style:writing-mode="lr-tb"/>
      <style:text-properties style:text-underline-style="solid" style:text-underline-width="auto" style:text-underline-color="font-color" fo:font-weight="bold" officeooo:paragraph-rsid="0012a800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2a800"/>
    </style:style>
    <style:style style:name="T5" style:family="text">
      <style:text-properties officeooo:rsid="000ab37c"/>
    </style:style>
    <style:style style:name="T6" style:family="text">
      <style:text-properties officeooo:rsid="000e8d0f"/>
    </style:style>
    <style:style style:name="T7" style:family="text">
      <style:text-properties fo:letter-spacing="normal" officeooo:rsid="000e8d0f"/>
    </style:style>
    <style:style style:name="T8" style:family="text">
      <style:text-properties fo:letter-spacing="normal" officeooo:rsid="0012a800"/>
    </style:style>
    <style:style style:name="T9" style:family="text">
      <style:text-properties style:font-name="utkal" officeooo:rsid="000e8d0f" style:font-name-asian="utkal" style:font-name-complex="utkal"/>
    </style:style>
    <style:style style:name="T10" style:family="text">
      <style:text-properties officeooo:rsid="0012a800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2a800"/>
    </style:style>
    <style:style style:name="T13" style:family="text">
      <style:text-properties style:text-underline-style="none" fo:font-weight="bold" style:font-weight-asian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2a80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officeooo:rsid="0012a800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style:text-underline-style="none" officeooo:rsid="0012a800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2a800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fo:font-style="normal" style:text-underline-style="solid" style:text-underline-width="auto" style:text-underline-color="font-color" officeooo:rsid="0012a800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12a800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GRAMMING HOMEWORK GUIDELINES</text:p>
      <text:p text:style-name="P1"><text:span text:style-name="T5">G</text:span>oal<text:span text:style-name="T5">: Make yourself familiar</text:span> with <text:span text:style-name="T5">OS</text:span> algorithms and concepts that are presented in lecture.</text:p>
      <text:p text:style-name="P1">No more than two students may collaborate on a programming assignment.</text:p>
      <text:p text:style-name="P9">Even when collaborating, each student shall submit the homework on Blackboard individually.</text:p>
      <text:p text:style-name="Standard"><text:span text:style-name="T3">MANDATORY</text:span></text:p>
      <text:list xml:id="list3632583695" text:style-name="L2">
        <text:list-item>
          <text:p text:style-name="P5"><text:span text:style-name="T6">(</text:span>a) Identify the author(s)<text:span text:style-name="T6"> </text:span>and the<text:span text:style-name="T6">ir</text:span> role<text:span text:style-name="T6">s </text:span>in creating the <text:span text:style-name="T7">solution</text:span>.<text:line-break/><text:line-break/><text:span text:style-name="T6">(</text:span>b) Restate the problem statement.<text:line-break/><text:line-break/><text:span text:style-name="T6">(</text:span>c) Identify any assumptions that you have made about the problem statement. (You are advised to review these with me).</text:p>
        </text:list-item>
        <text:list-item>
          <text:p text:style-name="P6">A design document that describes each module<text:span text:style-name="T9">–</text:span>parameters<text:span text:style-name="T6"> </text:span>and function.</text:p>
        </text:list-item>
        <text:list-item>
          <text:p text:style-name="P5"><text:span text:style-name="T6">(a) </text:span>A file containing well identified output<text:span text:style-name="T6">,</text:span> demonstrat<text:span text:style-name="T6">ing</text:span> that your code meets the requirements of the assignment.<text:line-break/><text:line-break/><text:span text:style-name="T6">(b) </text:span>If you are building an API, you <text:span text:style-name="T7">are required</text:span> to create client functions that exercise these API functions in a way that demonstrates that each operates per the requirements.</text:p>
        </text:list-item>
        <text:list-item>
          <text:p text:style-name="P7">A file containing the code that generated the output.</text:p>
        </text:list-item>
      </text:list>
      <text:p text:style-name="P11"/>
      <text:p text:style-name="P13"><text:span text:style-name="T10">ABOUT SUBMISSION</text:span></text:p>
      <text:list xml:id="list3898350402" text:style-name="L1">
        <text:list-item>
          <text:p text:style-name="P4"><text:span text:style-name="T10">(a) P</text:span>resent <text:span text:style-name="T10">e</text:span>ach component<text:span text:style-name="T12"> </text:span><text:span text:style-name="T11">in a separate file.</text:span><text:span text:style-name="T10"> </text:span><text:span text:style-name="T4">Do not use</text:span><text:span text:style-name="T1"> ZIP or RAR </text:span><text:span text:style-name="T23">files</text:span><text:span text:style-name="T25">.</text:span><text:span text:style-name="T20"><text:line-break/></text:span><text:span text:style-name="T26"><text:line-break/>(b) ABSENCE</text:span><text:span text:style-name="T22"> OF</text:span><text:span text:style-name="T21"> ALL 4 </text:span><text:span text:style-name="T22">RESULTS IN </text:span><text:span text:style-name="T21">0.</text:span></text:p>
        </text:list-item>
        <text:list-item>
          <text:p text:style-name="P3">The assignment is due on the due date. <text:span text:style-name="T8">Even if in</text:span>comple<text:span text:style-name="T10">te</text:span>, submit what you have done.</text:p>
        </text:list-item>
        <text:list-item>
          <text:p text:style-name="P3"><text:span text:style-name="T8">A</text:span>ll submitted code will be executed to verify that it produces the results that are claimed.</text:p>
        </text:list-item>
        <text:list-item>
          <text:p text:style-name="P3"><text:span text:style-name="T8">To identify undocumented collaboration, e</text:span>ach code<text:span text:style-name="T10"> </text:span>submission will be programmatically compared with every other code submission in the class.</text:p>
        </text:list-item>
        <text:list-item>
          <text:p text:style-name="P3"><text:span text:style-name="T8">G</text:span>rad<text:span text:style-name="T10">ing:</text:span> first on the <text:span text:style-name="T3">accuracy</text:span> of the output, and second by the <text:span text:style-name="T3">quality</text:span> of the code (this includes all required documentation, choice of variable names, <text:span text:style-name="T14">and meaningful comments</text:span>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tkal" svg:font-family="utk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 style:master-page-name="">
      <style:paragraph-properties fo:margin-left="0.5in" fo:margin-right="0in" fo:margin-top="0in" fo:margin-bottom="0.0799in" loext:contextual-spacing="false" fo:line-height="115%" fo:text-align="start" style:justify-single-word="false" fo:text-indent="0in" style:auto-text-indent="false" style:page-number="auto" fo:padding="0in" fo:border="none" fo:keep-with-next="auto" style:join-border="true">
        <style:tab-stops/>
      </style:paragraph-properties>
      <style:text-properties fo:letter-spacing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CISC 3320 <text:tab/>SPRING 2022<text:tab/>DR. H.S. GOLDBERG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arry Goldberg</meta:initial-creator>
    <meta:editing-cycles>6</meta:editing-cycles>
    <meta:print-date>2019-09-12T21:20:00</meta:print-date>
    <meta:creation-date>2022-01-02T23:00:00</meta:creation-date>
    <dc:date>2022-02-27T14:44:04.574308611</dc:date>
    <meta:editing-duration>PT20M52S</meta:editing-duration>
    <meta:generator>LibreOffice/6.4.7.2$Linux_X86_64 LibreOffice_project/40$Build-2</meta:generator>
    <meta:document-statistic meta:table-count="0" meta:image-count="0" meta:object-count="0" meta:page-count="1" meta:paragraph-count="16" meta:word-count="263" meta:character-count="1615" meta:non-whitespace-character-count="137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